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Fira Code" fo:font-size="10pt" style:font-size-asian="10pt" style:font-size-complex="10pt"/>
    </style:style>
    <style:style style:name="P2" style:family="paragraph" style:parent-style-name="Standard">
      <style:text-properties style:font-name="Fira Code" fo:font-size="10pt" officeooo:rsid="000df187" style:font-size-asian="10pt" style:font-size-complex="10pt"/>
    </style:style>
    <style:style style:name="T1" style:family="text">
      <style:text-properties fo:language="en" fo:country="US" officeooo:rsid="000df1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Name <text:s text:c="4"/>PD1545,<text:span text:style-name="T1">PD1607</text:span> <text:s text:c="5"/>;</text:p>
      <text:p text:style-name="P1">PartNo <text:s text:c="2"/>GAL22V10D <text:s text:c="9"/>;</text:p>
      <text:p text:style-name="P1">Date <text:s text:c="4"/>20.03.2025 <text:s text:c="8"/>;</text:p>
      <text:p text:style-name="P1">Revision 02 <text:s text:c="16"/>;</text:p>
      <text:p text:style-name="P1">Designer Oleksandr Kolodkin ;</text:p>
      <text:p text:style-name="P1">Company <text:s/>ZTR <text:s text:c="15"/>;</text:p>
      <text:p text:style-name="P1">Assembly MEP 210039/00/01 <text:s text:c="2"/>;</text:p>
      <text:p text:style-name="P1">Location D7 <text:s text:c="16"/>;</text:p>
      <text:p text:style-name="P1">Device <text:s text:c="2"/>g22v10 <text:s text:c="12"/>;</text:p>
      <text:p text:style-name="P1"/>
      <text:p text:style-name="P1">/* *************** INPUT PINS *********************/</text:p>
      <text:p text:style-name="P1">PIN 1 <text:s text:c="2"/>= !BREQ0 <text:s text:c="17"/>; /* <text:s text:c="32"/>*/ </text:p>
      <text:p text:style-name="P1">PIN 2 <text:s text:c="2"/>= !BREQ1 <text:s text:c="17"/>; /* <text:s text:c="32"/>*/</text:p>
      <text:p text:style-name="P1">PIN 3 <text:s text:c="2"/>= !BREQ2 <text:s text:c="17"/>; /* <text:s text:c="32"/>*/</text:p>
      <text:p text:style-name="P1">PIN 4 <text:s text:c="2"/>= !BREQ3 <text:s text:c="17"/>; /* <text:s text:c="32"/>*/ </text:p>
      <text:p text:style-name="P1">PIN 5 <text:s text:c="2"/>= !BREQ4 <text:s text:c="17"/>; /* <text:s text:c="32"/>*/ </text:p>
      <text:p text:style-name="P1">PIN 6 <text:s text:c="2"/>= !BREQ5 <text:s text:c="17"/>; /* <text:s text:c="32"/>*/ </text:p>
      <text:p text:style-name="P1">PIN 7 <text:s text:c="2"/>= !BREQ6 <text:s text:c="17"/>; /* <text:s text:c="32"/>*/ </text:p>
      <text:p text:style-name="P1">PIN 8 <text:s text:c="2"/>= !BREQ7 <text:s text:c="17"/>; /* <text:s text:c="32"/>*/ </text:p>
      <text:p text:style-name="P1">PIN 9 <text:s text:c="2"/>= !ADR16 <text:s text:c="17"/>; /* <text:s text:c="32"/>*/ </text:p>
      <text:p text:style-name="P1">PIN 10 <text:s/>= !ADR17 <text:s text:c="17"/>; /* <text:s text:c="32"/>*/ </text:p>
      <text:p text:style-name="P1"/>
      <text:p text:style-name="P1">/* *************** OUTPUT PINS *********************/</text:p>
      <text:p text:style-name="P1"/>
      <text:p text:style-name="P1">PIN 23 <text:s/>= !BPR0 <text:s text:c="18"/>; /* <text:s text:c="32"/>*/ </text:p>
      <text:p text:style-name="P1">PIN 22 <text:s/>= !BPR1 <text:s text:c="18"/>; /* <text:s text:c="32"/>*/ </text:p>
      <text:p text:style-name="P1">PIN 21 <text:s/>= !BPR2 <text:s text:c="18"/>; /* <text:s text:c="32"/>*/ </text:p>
      <text:p text:style-name="P1">PIN 20 <text:s/>= !BPR3 <text:s text:c="18"/>; /* <text:s text:c="32"/>*/</text:p>
      <text:p text:style-name="P1">PIN 19 <text:s/>= !BPR4 <text:s text:c="18"/>; /* <text:s text:c="32"/>*/ </text:p>
      <text:p text:style-name="P1">PIN 18 <text:s/>= !BPR5 <text:s text:c="18"/>; /* <text:s text:c="32"/>*/ </text:p>
      <text:p text:style-name="P1">PIN 17 <text:s/>= !BPR6 <text:s text:c="18"/>; /* <text:s text:c="32"/>*/ </text:p>
      <text:p text:style-name="P1">PIN 16 <text:s/>= !BPR7 <text:s text:c="18"/>; /* <text:s text:c="32"/>*/</text:p>
      <text:p text:style-name="P1">PIN 15 <text:s/>= AD17 <text:s text:c="19"/>; /* <text:s text:c="32"/>*/</text:p>
      <text:p text:style-name="P1">PIN 14 <text:s/>= AD16 <text:s text:c="19"/>; /* <text:s text:c="32"/>*/</text:p>
      <text:p text:style-name="P1"/>
      <text:p text:style-name="P1">/<text:span text:style-name="T1">* Multibus master priority */</text:span></text:p>
      <text:p text:style-name="P1"/>
      <text:p text:style-name="P1">BPR0 = BREQ0;</text:p>
      <text:p text:style-name="P1">BPR1 = !BREQ0 &amp; BREQ1;</text:p>
      <text:p text:style-name="P1">BPR2 = !BREQ0 &amp; !BREQ1 &amp; BREQ2;</text:p>
      <text:p text:style-name="P1">BPR3 = !BREQ0 &amp; !BREQ1 &amp; !BREQ2 &amp; BREQ3;</text:p>
      <text:p text:style-name="P1">BPR4 = !BREQ0 &amp; !BREQ1 &amp; !BREQ2 &amp; !BREQ3 &amp; BREQ4;</text:p>
      <text:p text:style-name="P1">BPR5 = !BREQ0 &amp; !BREQ1 &amp; !BREQ2 &amp; !BREQ3 &amp; !BREQ4 &amp; BREQ5;</text:p>
      <text:p text:style-name="P1">BPR6 = !BREQ0 &amp; !BREQ1 &amp; !BREQ2 &amp; !BREQ3 &amp; !BREQ4 &amp; !BREQ5 &amp; BREQ6;</text:p>
      <text:p text:style-name="P1">BPR7 = !BREQ0 &amp; !BREQ1 &amp; !BREQ2 &amp; !BREQ3 &amp; !BREQ4 &amp; !BREQ5 &amp; !BREQ6 &amp; BREQ7;</text:p>
      <text:p text:style-name="P1"/>
      <text:p text:style-name="P1">/<text:span text:style-name="T1">* Address lines inverter */</text:span></text:p>
      <text:p text:style-name="P1"/>
      <text:p text:style-name="P1">AD16 = ADR16;</text:p>
      <text:p text:style-name="P1">AD17 = ADR17;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.499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3T18:44:42.226000000</meta:creation-date>
    <dc:date>2025-04-03T18:55:25.349000000</dc:date>
    <meta:editing-duration>PT10M43S</meta:editing-duration>
    <meta:editing-cycles>2</meta:editing-cycles>
    <meta:generator>LibreOffice/7.6.6.3$Windows_X86_64 LibreOffice_project/d97b2716a9a4a2ce1391dee1765565ea469b0ae7</meta:generator>
    <meta:print-date>2025-04-03T18:53:45.159000000</meta:print-date>
    <meta:document-statistic meta:table-count="0" meta:image-count="0" meta:object-count="0" meta:page-count="1" meta:paragraph-count="43" meta:word-count="275" meta:character-count="2280" meta:non-whitespace-character-count="917"/>
  </office:meta>
</office:document-meta>
</file>